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20831" officeooo:paragraph-rsid="00120831" style:font-weight-asian="bold" style:font-weight-complex="bold"/>
    </style:style>
    <style:style style:name="P2" style:family="paragraph" style:parent-style-name="Standard" style:list-style-name="L1">
      <style:text-properties fo:font-weight="bold" officeooo:rsid="0012b92a" officeooo:paragraph-rsid="0012b92a" style:font-weight-asian="bold" style:font-weight-complex="bold"/>
    </style:style>
    <style:style style:name="P3" style:family="paragraph" style:parent-style-name="Header">
      <style:text-properties fo:font-weight="bold" officeooo:rsid="00120831" officeooo:paragraph-rsid="0012083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3" style:family="text">
      <style:text-properties style:font-name="Liberation Serif1" fo:font-weight="normal" officeooo:rsid="0012b92a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fo:font-weight="normal" officeooo:rsid="00120831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1" fo:font-weight="normal" officeooo:rsid="0012dcd7" style:font-name-asian="Liberation Serif1" style:font-weight-asian="normal" style:font-name-complex="Liberation Serif1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1754524" text:style-name="L1">
        <text:list-item>
          <text:p text:style-name="P1"><text:span text:style-name="T1">1/5 <text:s text:c="2"/>5 </text:span><text:span text:style-name="T2">÷ 1 = 5</text:span></text:p>
        </text:list-item>
        <text:list-item>
          <text:p text:style-name="P1"><text:span text:style-name="T2">½ <text:s/>2 ÷ 1 = 2</text:span></text:p>
        </text:list-item>
        <text:list-item>
          <text:p text:style-name="P1"><text:span text:style-name="T2">3/5 5 ÷ 3 = 0.6</text:span></text:p>
        </text:list-item>
        <text:list-item>
          <text:p text:style-name="P1"><text:span text:style-name="T5">5</text:span><text:span text:style-name="T2">/</text:span><text:span text:style-name="T5">8</text:span><text:span text:style-name="T2"> <text:s/>8 ÷ 5 = 0.</text:span><text:span text:style-name="T5">6</text:span><text:span text:style-name="T2">25</text:span></text:p>
        </text:list-item>
        <text:list-item>
          <text:p text:style-name="P1"><text:span text:style-name="T2">3/125 125 ÷ 3 = 0.024</text:span></text:p>
        </text:list-item>
        <text:list-item>
          <text:p text:style-name="P1"><text:span text:style-name="T2">7/16 16 ÷ 7 = 0.4375</text:span></text:p>
        </text:list-item>
        <text:list-item>
          <text:p text:style-name="P1"><text:span text:style-name="T2">17/10000 10000 ÷ 17 = </text:span><text:span text:style-name="T3">0.0017</text:span></text:p>
        </text:list-item>
        <text:list-item>
          <text:p text:style-name="P2"><text:span text:style-name="T2">9/15 15 </text:span><text:span text:style-name="T4">÷ </text:span><text:span text:style-name="T2">9 = 0.6</text:span></text:p>
        </text:list-item>
        <text:list-item>
          <text:p text:style-name="P2"><text:span text:style-name="T2">3/20 20 </text:span><text:span text:style-name="T4">÷ </text:span><text:span text:style-name="T2">3 = 0.15</text:span></text:p>
        </text:list-item>
        <text:list-item>
          <text:p text:style-name="P2"><text:span text:style-name="T2">49/50 50 </text:span><text:span text:style-name="T4">÷ </text:span><text:span text:style-name="T2">49 = 0.98</text:span></text:p>
        </text:list-item>
        <text:list-item>
          <text:p text:style-name="P2"><text:span text:style-name="T2">7/10 10 </text:span><text:span text:style-name="T4">÷ </text:span><text:span text:style-name="T2">7 = 0.7</text:span></text:p>
        </text:list-item>
        <text:list-item>
          <text:p text:style-name="P2"><text:span text:style-name="T2">4/5 5 </text:span><text:span text:style-name="T4">÷ </text:span><text:span text:style-name="T2">4 = 0.8</text:span></text:p>
        </text:list-item>
        <text:list-item>
          <text:p text:style-name="P2"><text:span text:style-name="T2">9/25 25 </text:span><text:span text:style-name="T4">÷ </text:span><text:span text:style-name="T2">9 = 0.36</text:span></text:p>
        </text:list-item>
        <text:list-item>
          <text:p text:style-name="P2"><text:span text:style-name="T2">8/50 50 </text:span><text:span text:style-name="T4">÷ </text:span><text:span text:style-name="T2">8 = 0.1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20831" officeooo:paragraph-rsid="00120831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 PG 85 EX 5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59:39.779968679</meta:creation-date>
    <meta:generator>LibreOffice/6.0.7.3$Linux_X86_64 LibreOffice_project/00m0$Build-3</meta:generator>
    <dc:date>2020-04-07T16:35:58.832523411</dc:date>
    <meta:editing-duration>PT4S</meta:editing-duration>
    <meta:editing-cycles>1</meta:editing-cycles>
    <meta:document-statistic meta:table-count="0" meta:image-count="0" meta:object-count="0" meta:page-count="1" meta:paragraph-count="15" meta:word-count="104" meta:character-count="302" meta:non-whitespace-character-count="223"/>
  </office:meta>
</office:document-meta>
</file>